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aco" svg:font-family="Monaco, Consolas, 'Andale Mono', 'DejaVu Sa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 Italic" style:font-pitch="variable"/>
    <style:font-face style:name="FuraCode Nerd Font Mono1" svg:font-family="'FuraCode Nerd Font Mono'" style:font-pitch="variable"/>
    <style:font-face style:name="FuraCode Nerd Font Mono" svg:font-family="'FuraCode Nerd Font Mono'" style:font-adornments="Bold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0a5" officeooo:paragraph-rsid="000660a5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494b2"/>
    </style:style>
    <style:style style:name="P4" style:family="paragraph" style:parent-style-name="Standard" style:list-style-name="L1">
      <style:text-properties officeooo:paragraph-rsid="000660a5"/>
    </style:style>
    <style:style style:name="P5" style:family="paragraph" style:parent-style-name="Standard" style:list-style-name="L1">
      <style:text-properties officeooo:rsid="000494b2" officeooo:paragraph-rsid="000494b2"/>
    </style:style>
    <style:style style:name="P6" style:family="paragraph" style:parent-style-name="Standard" style:list-style-name="L1">
      <style:text-properties officeooo:rsid="000494b2" officeooo:paragraph-rsid="000660a5"/>
    </style:style>
    <style:style style:name="P7" style:family="paragraph" style:parent-style-name="Standard" style:list-style-name="L1">
      <style:text-properties officeooo:rsid="000a1b24" officeooo:paragraph-rsid="000a1b24"/>
    </style:style>
    <style:style style:name="P8" style:family="paragraph" style:parent-style-name="Standard" style:list-style-name="L1">
      <style:text-properties officeooo:rsid="000660a5" officeooo:paragraph-rsid="000660a5"/>
    </style:style>
    <style:style style:name="P9" style:family="paragraph" style:parent-style-name="Standard" style:list-style-name="L2">
      <style:text-properties officeooo:paragraph-rsid="000abe5c"/>
    </style:style>
    <style:style style:name="P10" style:family="paragraph" style:parent-style-name="Standard" style:list-style-name="L2">
      <style:text-properties officeooo:rsid="000abe5c" officeooo:paragraph-rsid="000abe5c"/>
    </style:style>
    <style:style style:name="T1" style:family="text">
      <style:text-properties officeooo:rsid="000660a5"/>
    </style:style>
    <style:style style:name="T2" style:family="text">
      <style:text-properties officeooo:rsid="000856e2"/>
    </style:style>
    <style:style style:name="T3" style:family="text">
      <style:text-properties officeooo:rsid="000a1b24"/>
    </style:style>
    <style:style style:name="T4" style:family="text">
      <style:text-properties officeooo:rsid="000abe5c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officeooo:rsid="000abe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3cm" fo:text-indent="-0.635cm" fo:margin-left="1.4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8cm" fo:text-indent="-0.635cm" fo:margin-left="2.0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3cm" fo:text-indent="-0.635cm" fo:margin-left="2.6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8cm" fo:text-indent="-0.635cm" fo:margin-left="3.3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3cm" fo:text-indent="-0.635cm" fo:margin-left="3.9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8cm" fo:text-indent="-0.635cm" fo:margin-left="4.5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3cm" fo:text-indent="-0.635cm" fo:margin-left="5.2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8cm" fo:text-indent="-0.635cm" fo:margin-left="5.8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3cm" fo:text-indent="-0.635cm" fo:margin-left="6.5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8cm" fo:text-indent="-0.635cm" fo:margin-left="7.13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nWRT Recovery</text:p>
      <text:h text:style-name="Heading_20_1" text:outline-level="1"><text:span text:style-name="Emphasis">YOU HAVE TO OPEN THE ROUTER….</text:span></text:h>
      <text:list xml:id="list3911947480" text:style-name="L1">
        <text:list-item>
          <text:p text:style-name="P5">Connect serial cable PC→router</text:p>
        </text:list-item>
        <text:list-item>
          <text:p text:style-name="P5">Connect Ethernet Cable LAN1 (any just remember) to PC</text:p>
        </text:list-item>
        <text:list-item>
          <text:p text:style-name="P2">Force static address at PC end of <text:span text:style-name="Emphasis">192.168.1.2</text:span></text:p>
        </text:list-item>
        <text:list-item>
          <text:p text:style-name="P2">Open <text:span text:style-name="Emphasis">Putty</text:span> as root (<text:span text:style-name="Code">screen</text:span> is awful and will not show all characters)</text:p>
          <text:list>
            <text:list-item>
              <text:p text:style-name="P5">Find serial device (<text:span text:style-name="Emphasis">/dev/ttyUSB0</text:span> or similar, use <text:span text:style-name="Code">sudo dmesg -w</text:span> and unplug/replug it to see)</text:p>
              <text:list>
                <text:list-item>
                  <text:p text:style-name="P6">Set Baud to <text:span text:style-name="Emphasis">115200</text:span></text:p>
                </text:list-item>
                <text:list-item>
                  <text:p text:style-name="P6">Set Control Flow in <text:span text:style-name="Emphasis">Connection→Serial</text:span><text:span text:style-name="Code"> </text:span>to <text:span text:style-name="Emphasis">NONE</text:span></text:p>
                </text:list-item>
                <text:list-item>
                  <text:p text:style-name="P6">Click Open</text:p>
                </text:list-item>
              </text:list>
            </text:list-item>
          </text:list>
        </text:list-item>
        <text:list-item>
          <text:p text:style-name="P5">Plug in Router Power, and stuff should appear</text:p>
        </text:list-item>
        <text:list-item>
          <text:p text:style-name="P5">At about <text:span text:style-name="Emphasis">11.xxxx</text:span> the ‘<text:span text:style-name="Emphasis">press F and then return</text:span>’ should pop up, quickly do that</text:p>
        </text:list-item>
        <text:list-item>
          <text:p text:style-name="P5">Shell should appear, clearly stating you are in <text:span text:style-name="Emphasis">failsafe mode</text:span>, if not and just a normal shell, powercycle router and retry</text:p>
        </text:list-item>
        <text:list-item>
          <text:p text:style-name="P7">Make sure we can write files by executing <text:span text:style-name="Code">mount_root</text:span></text:p>
        </text:list-item>
        <text:list-item>
          <text:p text:style-name="P5">Use <text:span text:style-name="Code">ip addr</text:span> to see if we have a connection (should be <text:span text:style-name="Emphasis">192.168.1.1</text:span>) </text:p>
          <text:list>
            <text:list-item>
              <text:p text:style-name="P5">If we do, try and <text:span text:style-name="Code">ssh </text:span><text:a xlink:type="simple" xlink:href="mailto:root@192.168.1.1" text:style-name="Internet_20_link" text:visited-style-name="Visited_20_Internet_20_Link"><text:span text:style-name="Code">root@192.168.1.1</text:span></text:a> from PC</text:p>
              <text:list>
                <text:list-item>
                  <text:p text:style-name="P5">If that doesn’t work or the connection is configured badly or not at all:</text:p>
                  <text:list>
                    <text:list-item>
                      <text:p text:style-name="P5">delete all configured ip addresses</text:p>
                    </text:list-item>
                    <text:list-item>
                      <text:p text:style-name="P5"><text:span text:style-name="Code">ip addr del &lt;ip address&gt;/&lt;</text:span><text:span text:style-name="Code"><text:span text:style-name="T3">netmask&gt;</text:span></text:span><text:span text:style-name="Code"> dev &lt;device name, eg eth0&gt;</text:span></text:p>
                    </text:list-item>
                    <text:list-item>
                      <text:p text:style-name="P5">make sure <text:span text:style-name="Emphasis">ONLY</text:span> the <text:span text:style-name="Code">lan&lt;number&gt;@eth0</text:span> connection you are plugged into has an ip</text:p>
                    </text:list-item>
                    <text:list-item>
                      <text:p text:style-name="P5"><text:span text:style-name="Code">ip addr add 192.168.1.1/</text:span><text:span text:style-name="Code"><text:span text:style-name="T3">24</text:span></text:span><text:span text:style-name="Code"> dev lan&lt;number&gt;</text:span> <text:span text:style-name="Emphasis">NO @eth0</text:span></text:p>
                    </text:list-item>
                    <text:list-item>
                      <text:p text:style-name="P3"><text:span text:style-name="Code">ip link set </text:span><text:span text:style-name="Code"><text:span text:style-name="T1">lan&lt;number&gt;</text:span></text:span><text:span text:style-name="Code"> up</text:span> <text:span text:style-name="Emphasis"><text:span text:style-name="T1">AGAIN NO @eth0</text:span></text:span></text:p>
                      <text:list>
                        <text:list-item>
                          <text:p text:style-name="P5">If it still doesn’t work maybe:</text:p>
                          <text:list>
                            <text:list-item>
                              <text:p text:style-name="P4"><text:span text:style-name="Code">ip route add default via 192.168.1.1 dev </text:span><text:span text:style-name="Code"><text:span text:style-name="T1">lan&lt;number&gt;</text:span></text:span><text:span text:style-name="T1"> </text:span><text:span text:style-name="Emphasis"><text:span text:style-name="T1">AGAIN NO @eth0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oft-page-break/>In a new terminal window on your PC, download/build/whatever a hopefully working firmware and then:</text:p>
          <text:list>
            <text:list-item>
              <text:p text:style-name="P8"><text:span text:style-name="Code">scp &lt;sysupgrade firmware path and filename&gt; </text:span><text:a xlink:type="simple" xlink:href="mailto:root@192.168.1.1" text:style-name="Internet_20_link" text:visited-style-name="Visited_20_Internet_20_Link"><text:span text:style-name="Code">root@192.168.1.1</text:span></text:a><text:span text:style-name="Code">:/</text:span></text:p>
              <text:list>
                <text:list-item>
                  <text:p text:style-name="P8">If it complains, which it will, del<text:span text:style-name="T2">ete</text:span> the offending line <text:span text:style-name="T2">in </text:span><text:span text:style-name="Emphasis">~/.ssh/known_hosts</text:span> and retry</text:p>
                </text:list-item>
              </text:list>
            </text:list-item>
          </text:list>
        </text:list-item>
        <text:list-item>
          <text:p text:style-name="P8">Back in Putty, once the scp has finished, issue the command:</text:p>
          <text:list>
            <text:list-item>
              <text:p text:style-name="P8"><text:span text:style-name="Code">sysupgrade -n -F /&lt;name of firmware&gt;</text:span></text:p>
            </text:list-item>
          </text:list>
        </text:list-item>
        <text:list-item>
          <text:p text:style-name="P8">Cross your fingers, and once finished (monitor in Putty), plug the Ethernet cable back into the network and see if it work…</text:p>
          <text:list>
            <text:list-item>
              <text:p text:style-name="P8">If not, just keep on redoing this with different firmwares until it does</text:p>
            </text:list-item>
          </text:list>
        </text:list-item>
        <text:list-item>
          <text:p text:style-name="P8">Remove static IP from PC interface</text:p>
        </text:list-item>
      </text:list>
      <text:p text:style-name="P1"><text:span text:style-name="Emphasis">DONE!!!</text:span></text:p>
      <text:p text:style-name="P1"/>
      <text:h text:style-name="Heading_20_1" text:outline-level="1">Other Possible Solutions:</text:h>
      <text:list xml:id="list2320066765" text:style-name="L2">
        <text:list-item>
          <text:p text:style-name="P10">Hopefully usb should be working</text:p>
        </text:list-item>
        <text:list-item>
          <text:p text:style-name="P9"><text:span text:style-name="T4">Transfer over serial using </text:span><text:span text:style-name="Code"><text:span text:style-name="T5">lrz -Z </text:span></text:span><text:span text:style-name="T4">on the router and </text:span><text:span text:style-name="Code"><text:span text:style-name="T5">sz --zmodem </text:span></text:span><text:span text:style-name="Code"><text:span text:style-name="T6">[PATH TO FIRMWARE]</text:span></text:span><text:span text:style-name="Code"><text:span text:style-name="T5"> &gt; /dev/ttyUSB0 &lt; /dev/ttyUSB0 </text:span></text:span><text:span text:style-name="T4">on the PC, then </text:span><text:span text:style-name="Code"><text:span text:style-name="T4">sha256sum</text:span></text:span><text:span text:style-name="T4"> on router and PC to make sure it went across oka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aco" svg:font-family="Monaco, Consolas, 'Andale Mono', 'DejaVu Sa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 Italic" style:font-pitch="variable"/>
    <style:font-face style:name="FuraCode Nerd Font Mono1" svg:font-family="'FuraCode Nerd Font Mono'" style:font-pitch="variable"/>
    <style:font-face style:name="FuraCode Nerd Font Mono" svg:font-family="'FuraCode Nerd Font Mono'" style:font-adornments="Bold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Bold" style:font-family-generic="swiss" style:font-pitch="variable" fo:font-size="1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109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109cm" fo:margin-bottom="0.10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Standard" style:class="text">
      <style:text-properties style:font-name="FuraCode Nerd Font Mono" fo:font-family="'FuraCode Nerd Font Mono'" style:font-style-name="Bold" style:font-pitch="variable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168253" loext:opacity="100%" style:font-name="FuraCode Nerd Font Mono1" fo:font-family="'FuraCode Nerd Font Mono'" style:font-pitch="variable" fo:font-weight="bold" style:font-weight-asian="bold" style:font-weight-complex="bold"/>
    </style:style>
    <style:style style:name="Emphasis" style:family="text">
      <style:text-properties fo:color="#f10d0c" loext:opacity="100%" style:font-name="Arial Black" fo:font-family="'Arial Black'" style:font-style-name="Bold Italic" style:font-pitch="variable" fo:font-size="13pt" fo:font-style="italic" fo:font-weight="bold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8:39:49.934860799</meta:creation-date>
    <dc:date>2021-05-29T17:55:47.613623513</dc:date>
    <meta:editing-duration>PT29M22S</meta:editing-duration>
    <meta:editing-cycles>6</meta:editing-cycles>
    <meta:generator>LibreOffice/7.1.3.2$Linux_X86_64 LibreOffice_project/10$Build-2</meta:generator>
    <meta:print-date>2021-05-29T17:44:03.890451433</meta:print-date>
    <dc:creator>Alex Wood</dc:creator>
    <meta:document-statistic meta:table-count="0" meta:image-count="0" meta:object-count="0" meta:page-count="2" meta:paragraph-count="36" meta:word-count="391" meta:character-count="2108" meta:non-whitespace-character-count="1785"/>
  </office:meta>
</office:document-meta>
</file>